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A00000123CF235B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7.587cm" fo:min-width="8.753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1.638cm" svg:height="12.01cm" svg:x="-0.5cm" svg:y="-0.166cm">
            <draw:image xlink:href="Pictures/100000010000011A00000123CF235B9C.png" xlink:type="simple" xlink:show="embed" xlink:actuate="onLoad" draw:mime-type="image/png">
              <text:p/>
            </draw:image>
          </draw:frame>
          <draw:custom-shape draw:style-name="gr3" draw:text-style-name="P2" draw:layer="layout" svg:width="9.333cm" svg:height="7.917cm" svg:x="0.583cm" svg:y="2.41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6cm" fo:page-height="1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18:40:18.755427600</dc:date>
    <meta:editing-duration>PT9M27S</meta:editing-duration>
    <meta:editing-cycles>2</meta:editing-cycles>
    <meta:generator>LibreOffice/24.2.6.2$Linux_X86_64 LibreOffice_project/420$Build-2</meta:generator>
    <meta:document-statistic meta:object-count="3"/>
  </office:meta>
</office:document-meta>
</file>